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fo:line-height="150%"/>
      <style:text-properties style:font-name="Times" fo:font-size="24.0pt"/>
    </style:style>
    <style:style style:name="P2" style:family="paragraph" style:parent-style-name="Standard">
      <style:paragraph-properties fo:line-height="150%"/>
      <style:text-properties style:font-name="Times" fo:font-size="24.0pt"/>
    </style:style>
    <style:style style:name="P3" style:family="paragraph" style:parent-style-name="Standard">
      <style:paragraph-properties fo:text-align="center" fo:line-height="150%"/>
      <style:text-properties style:font-name="Times" fo:font-size="18.0pt" fo:background-color="#ffff00"/>
    </style:style>
    <style:style style:name="P4" style:family="paragraph" style:parent-style-name="Standard">
      <style:paragraph-properties fo:text-align="center" fo:line-height="150%"/>
      <style:text-properties style:font-name="Times" fo:font-size="52.0pt"/>
    </style:style>
    <style:style style:name="P5" style:family="paragraph" style:parent-style-name="Standard">
      <style:paragraph-properties fo:text-align="center" fo:line-height="150%"/>
      <style:text-properties style:font-name="Times" fo:font-size="20.0pt"/>
    </style:style>
    <style:style style:name="P6" style:family="paragraph" style:parent-style-name="Standard">
      <style:paragraph-properties fo:margin-bottom="0.1000in" fo:line-height="150%"/>
      <style:text-properties style:font-name="Times" fo:font-size="24.0pt"/>
    </style:style>
    <style:style style:name="P7" style:family="paragraph" style:parent-style-name="Standard">
      <style:paragraph-properties fo:margin-bottom="0.1000in" fo:line-height="150%"/>
      <style:text-properties style:font-name="Times" fo:font-size="12.0pt"/>
    </style:style>
    <style:style style:name="P8" style:family="paragraph" style:parent-style-name="Standard">
      <style:paragraph-properties fo:margin-bottom="0.1000in" fo:line-height="150%"/>
      <style:text-properties style:font-name="Times" fo:font-size="14.0pt"/>
    </style:style>
    <style:style style:name="P9" style:family="paragraph" style:parent-style-name="Standard">
      <style:paragraph-properties fo:margin-bottom="0.1000in" fo:line-height="150%"/>
      <style:text-properties style:font-name="Times" fo:font-size="12.0pt" fo:background-color="#ffff00"/>
    </style:style>
    <style:style style:name="P10" style:family="paragraph" style:parent-style-name="Standard">
      <style:paragraph-properties fo:margin-bottom="0.1000in" fo:line-height="150%"/>
      <style:text-properties style:font-name="Times" fo:font-size="16.0pt"/>
    </style:style>
    <style:style style:name="P11" style:family="paragraph" style:parent-style-name="Standard">
      <style:paragraph-properties fo:margin-bottom="0.1000in" fo:line-height="150%"/>
      <style:text-properties style:font-name="Times" fo:font-size="15.0pt"/>
    </style:style>
    <style:style style:name="P12" style:family="paragraph" style:parent-style-name="Standard">
      <style:paragraph-properties fo:margin-bottom="0.1000in" fo:line-height="150%"/>
      <style:text-properties style:font-name="Times" fo:font-size="52.0pt"/>
    </style:style>
    <style:style style:name="P13" style:family="paragraph" style:parent-style-name="Standard">
      <style:paragraph-properties fo:margin-bottom="0.1000in" fo:line-height="150%"/>
      <style:text-properties style:font-name="Times" fo:font-size="35.0pt"/>
    </style:style>
    <style:style style:name="P14" style:family="paragraph" style:parent-style-name="Standard">
      <style:paragraph-properties fo:margin-bottom="0.1000in" fo:line-height="150%"/>
      <style:text-properties style:font-name="Times" fo:font-size="46.0pt"/>
    </style:style>
    <style:style style:name="P15" style:family="paragraph" style:parent-style-name="Standard">
      <style:paragraph-properties fo:margin-bottom="0.1000in" fo:line-height="150%"/>
      <style:text-properties style:font-name="Times" fo:font-size="37.0pt"/>
    </style:style>
    <style:style style:name="T1" style:family="text">
      <style:text-properties fo:background-color="#ffff00"/>
    </style:style>
    <style:style style:name="T2" style:family="text">
      <style:text-properties fo:font-weight="bold" fo:font-weight-asian="bold" fo:font-weight-complex="bold"/>
    </style:style>
    <style:style style:name="T3" style:family="text">
      <style:text-properties fo:font-weight="bold" fo:font-weight-asian="bold" fo:font-weight-complex="bold" style:text-underline-style="solid"/>
    </style:style>
    <style:style style:name="T4" style:family="text">
      <style:text-properties style:text-underline-style="solid"/>
    </style:style>
    <style:style style:name="T5" style:family="text">
      <style:text-properties style:text-underline-style="solid" style:text-underline-color="#000000"/>
    </style:style>
    <style:style style:name="TableColumn1" style:family="table-column">
      <style:table-column-properties style:column-width="3.4625in" style:rel-column-width="32767*"/>
    </style:style>
  </office:automatic-styles>
  <office:body>
    <office:text>
      <text:p text:style-name="P1">Defuse the Bomb</text:p>
      <text:p text:style-name="P1">A CSC 102 Project</text:p>
      <text:p text:style-name="P2"/>
      <text:p text:style-name="P3">Team: &lt;Ben, Joseph, Connor&gt;</text:p>
      <text:p text:style-name="P2"/>
      <text:p text:style-name="P2"/>
      <text:p text:style-name="P2"/>
      <text:p text:style-name="P2"/>
      <text:p text:style-name="P4">BOMB DEFUSAL MANUAL</text:p>
      <text:p text:style-name="P2"/>
      <text:p text:style-name="P2"/>
      <text:p text:style-name="P2"/>
      <text:p text:style-name="P2"/>
      <text:p text:style-name="P5">Version 1</text:p>
      <text:p text:style-name="P5">Verification Code: <text:span text:style-name="T1">&lt;B026DES&gt;</text:span></text:p>
      <text:p text:style-name="P6"><text:span text:style-name="T2">The Game</text:span></text:p>
      <text:p text:style-name="P7">This project is based on the game <text:span text:style-name="T2">Defuse the Bomb Scavenger Hunt</text:span>, a bomb defusing party game. To put it straight “You and your friends are in the Computer Science room with a bomb. One friend is the 'Experts’. They have the manual needed to help defuse it. But the catch is the Expert can’t see the bomb, so everyone will need to talk it out fast! Put your puzzle solving and communication skills to the test as you and your friends race to defuse bombs quickly before time runs out!”</text:p>
      <text:p text:style-name="P7">The groups version is a software game. You, the expert version takes the idea and realizes it as a physical device with buttons, switches, and more! Although your version can be played just like theirs, players can interact with both the bomb and this document at the same time (i.e., players can both defuse the bomb and serve as the “Experts”, using this document to help disarm the phases).</text:p>
      <text:p text:style-name="P7">The backend of our version of the game is a Raspberry Pi2 computer that combines a typical computer with the ability to interact with the outside world through sensors. The underlying software is written in Python3 and is the result of a final group-based project in CSC 102 (The Science of Computing II) in the Computer Science Program at the University of Tampa.</text:p>
      <text:p text:style-name="P6"><text:span text:style-name="T2">Defusing Bombs</text:span></text:p>
      <text:p text:style-name="P7">The bomb will “explode” when its countdown reaches 0:00 or when too many strikes have occurred. You defuse the bomb by disarming all of its “phases” before the countdown expires.</text:p>
      <text:p text:style-name="P8"><text:span text:style-name="T3">Phases</text:span></text:p>
      <text:p text:style-name="P9">The bomb has four phases, each of which must be disarmed to defuse the bomb. The phases can be disarmed in a specific order. Once the first phase (Toggles) is disarmed, a message will show on the screen of the people trying to defuse the bomb about a hint which shows what phase is next to be defused. Once a phase is defused, it becomes inactive and changing it doesn't affect the bomb. Instructions for disarming the phases are provided in this document.</text:p>
      <text:p text:style-name="P8"><text:span text:style-name="T3">Strikes</text:span></text:p>
      <text:p text:style-name="P7">A mistake in disarming a phase results in a strike. Get too many strikes, and the bomb “explodes”.</text:p>
      <text:p text:style-name="P8"><text:span text:style-name="T3">Information</text:span></text:p>
      <text:p text:style-name="P7">This version of the bomb requires clues that have been setup and will need to be found while the bomb timer is going down. Some of these clues may be in the class, some of them may be outside of the class. It is your job as the expert to help navigate the group defusing the bomb in the right direction. Time is ticking. Pay attention to the clues that are prompted after a phase has been defused, it will help navigate to find clues to get one step closer to defusing the bomb.</text:p>
      <text:p text:style-name="P7"/>
      <text:p text:style-name="P7"><text:span text:style-name="T2">ANWSER KEYS WILL BE ON THE BOTTOM OF THE PAGE IF CLUES OUTSIDE/INSIDE THE CLASS CANNOT BE FOUND.</text:span></text:p>
      <text:p text:style-name="P7"/>
      <text:p text:style-name="P7"/>
      <text:p text:style-name="P6"><text:span text:style-name="T4">1. Regarding the Toggles</text:span></text:p>
      <text:p text:style-name="P10">The toggles are the first step to defuse the bomb, you can’t skip this step or come back later. First start the program and try to solve the toggles, The hint is at the top of the program. Communicate with your members what they see, and solve the first problem. 1 = On, 0 = off. Once you finish this phase. Move to the wires.</text:p>
      <text:p text:style-name="P6"/>
      <text:p text:style-name="P6"><text:span text:style-name="T5">2. Regarding the Wires</text:span></text:p>
      <text:p text:style-name="P10">The wires require a certain order. If you mess up you will get a strike. The people defusing the bomb are given message (Communicate). Look left once you enter the room. <text:s/>Remember what you see and take those numbers and do the same logic you did with the Toggles, but with the wires. After it’s defused, communicate with your team with what they see next.</text:p>
      <text:p text:style-name="P6"/>
      <text:p text:style-name="P6"><text:span text:style-name="T5">3. Regarding the Keypad</text:span></text:p>
      <text:p text:style-name="P10">Talk with your team about they see, When you find the next clue use the answer of the question as the combination for the keypad that will unlock the next clue. (Hint: Something very good) :) Proceed to the button step once keypad is defused.</text:p>
      <text:p text:style-name="P6"><text:span text:style-name="T4">4. Regarding the Button</text:span></text:p>
      <text:p text:style-name="P11">You are going to be given 3 clues.</text:p>
      <text:p text:style-name="P11"><text:s/>Red = Go to where you would meet with Dr. Matt for outside help to find your clue (Hint: Outside the classroom).</text:p>
      <text:p text:style-name="P11"><text:s/>Green = Find the bulletin board about updates with what’s going on around the school to find your clue (Hint: To the right when you leave the classroom and pass the bathrooms to the physics department.) </text:p>
      <text:p text:style-name="P11">Blue = Find the physics department area, and proceed to room 618 Hint: Take a right when you leave the classroom and pass the bathrooms to the physics department and continue down that hallway until you see the room.)</text:p>
      <text:p text:style-name="P10"/>
      <text:p text:style-name="P7"/>
      <text:p text:style-name="P7"/>
      <text:p text:style-name="P7"/>
      <text:p text:style-name="P7"/>
      <text:p text:style-name="P7"/>
      <text:p text:style-name="P12"/>
      <text:p text:style-name="P12"/>
      <text:p text:style-name="P12">ANWSER KEY (ONLY COME HERE IF YOU ARE STUCK)</text:p>
      <text:p text:style-name="P13">1. Toggles = 1, 2, 4 on and 3 off.</text:p>
      <text:p text:style-name="P13">2. Wires = 1, 3, 5 needs wires and 2, 4 don’t.</text:p>
      <text:p text:style-name="P13">3. Keypad = enter 100</text:p>
      <text:p text:style-name="P13">4. Button = Red = 2 has to be in the timer, Blue = 6 has to be in the timer , Green = 4 has to be in the timer</text:p>
      <text:p text:style-name="P12"/>
      <text:p text:style-name="P14">Clues that students had to find.</text:p>
      <text:p text:style-name="P15">Clue #1: For the Wires: Odds need it, Evens do not!!</text:p>
      <text:p text:style-name="P15">Clue #2: What grade will the creators receive on this project? (Input it on the Keypad to unlock next clue!)</text:p>
      <text:p text:style-name="P15">Clue #3 (RED BUTTON): In order to complete you must click button when the first numeric digit of the serial number shows on the timer!</text:p>
      <text:p text:style-name="P15">Clue #3(GREEN BUTTON) In order to complete you must click button when the middle numeric digit of the serial number shows on the timer!</text:p>
      <text:p text:style-name="P15">Clue #3(BLUE BUTTON) In order to complete you must click button when the last numeric digit of the serial number shows on the timer!</text:p>
      <text:p text:style-name="P15"/>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7</meta:generator>
    <dc:title>Defuse the Bomb | A CSC 102 Project</dc:title>
    <dc:description>A template for the "Bomb Defusal Manual" for the project.</dc:description>
    <meta:initial-creator>Jean Gourd</meta:initial-creator>
  </office:meta>
</office:document-meta>
</file>